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fill="none" loext:fill-use-slide-background="false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572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8.50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16.01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1.001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8.51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16.019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1.0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8.511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16.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1.003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8.512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4.572cm" svg:x="16.021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2:57:27.010000000</dc:date>
    <meta:editing-duration>PT6M3S</meta:editing-duration>
    <meta:editing-cycles>3</meta:editing-cycles>
    <meta:generator>LibreOffice/24.2.2.2$Windows_X86_64 LibreOffice_project/d56cc158d8a96260b836f100ef4b4ef25d6f1a01</meta:generator>
    <meta:print-date>2024-04-27T12:55:13.478000000</meta:print-date>
    <meta:printed-by>PDF files</meta:printed-by>
    <meta:document-statistic meta:object-count="12"/>
  </office:meta>
</office:document-meta>
</file>